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、makefile的文件名必须是Makefile，M必须大写</text:p>
      <text:p text:style-name="Standard">2、</text:p>
      <text:p text:style-name="Standard">obj-m <text:span text:style-name="T1">:= </text:span>hellomod.o</text:p>
      <text:p text:style-name="Standard">CURRENT_PATH<text:span text:style-name="T1">:= </text:span>$(shell pwd)</text:p>
      <text:p text:style-name="Standard">LINUX_KERNEL<text:span text:style-name="T1">:=</text:span> $(shell uname -r)</text:p>
      <text:p text:style-name="Standard">LINUX_KERNEL_PATH<text:span text:style-name="T1">:=</text:span>/usr/src/linux-headers-$(LINUX_KERNEL)</text:p>
      <text:p text:style-name="Standard"></text:p>
      <text:p text:style-name="Standard">all:</text:p>
      <text:p text:style-name="Standard"><text:tab/>make -C $(LINUX_KERNEL_PATH) <text:s/><text:span text:style-name="T1">M=</text:span>$(CURRENT_PATH) modules</text:p>
      <text:p text:style-name="Standard">clean:</text:p>
      <text:p text:style-name="Standard"><text:tab/>make -C $(LINUX_KERNEL_PATH) <text:s/><text:span text:style-name="T1">M=</text:span>$(CURRENT_PATH) clean</text:p>
      <text:p text:style-name="Standard">高亮的地方都没有空格，$后面也没有空格，obj-m之间都没有空格</text:p>
      <text:p text:style-name="Standard">3、在ubuntu12.04里面printk（）函数默认打印系统文件/var/log/syslo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1T12:01:28</meta:creation-date>
    <dc:date>2013-10-11T12:06:02</dc:date>
    <meta:editing-duration>P0D</meta:editing-duration>
    <meta:editing-cycles>1</meta:editing-cycles>
    <meta:document-statistic meta:table-count="0" meta:image-count="0" meta:object-count="0" meta:page-count="1" meta:paragraph-count="13" meta:word-count="33" meta:character-count="379" meta:non-whitespace-character-count="361"/>
    <meta:generator>LibreOffice/3.5$Linux_x86 LibreOffice_project/350m1$Build-2</meta:generator>
  </office:meta>
</office:document-meta>
</file>